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1125in" table:align="margins" style:writing-mode="lr-tb"/>
    </style:style>
    <style:style style:name="Table1.A" style:family="table-column">
      <style:table-column-properties style:column-width="2.0278in" style:rel-column-width="16383*"/>
    </style:style>
    <style:style style:name="Table1.D" style:family="table-column">
      <style:table-column-properties style:column-width="2.0285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4af6545" officeooo:paragraph-rsid="04af6545" style:font-name-complex="David CLM"/>
    </style:style>
    <style:style style:name="P4" style:family="paragraph" style:parent-style-name="Text_20_body">
      <style:text-properties style:font-name="David CLM" officeooo:rsid="05db2356" officeooo:paragraph-rsid="05db2356" style:font-name-complex="David CLM"/>
    </style:style>
    <style:style style:name="P5" style:family="paragraph" style:parent-style-name="Text_20_body">
      <style:text-properties style:font-name="David CLM" officeooo:rsid="059c86c4" officeooo:paragraph-rsid="05dac12a" style:font-name-complex="David CLM"/>
    </style:style>
    <style:style style:name="P6" style:family="paragraph" style:parent-style-name="Text_20_body">
      <style:text-properties style:font-name="David CLM" officeooo:rsid="05d818a9" officeooo:paragraph-rsid="05d818a9" style:font-name-complex="David CLM"/>
    </style:style>
    <style:style style:name="P7" style:family="paragraph" style:parent-style-name="Text_20_body">
      <style:text-properties officeooo:rsid="05ef6ec2" officeooo:paragraph-rsid="05ef6ec2"/>
    </style:style>
    <style:style style:name="P8" style:family="paragraph" style:parent-style-name="Text_20_body">
      <style:text-properties officeooo:rsid="05f05110" officeooo:paragraph-rsid="05f05110"/>
    </style:style>
    <style:style style:name="P9"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paragraph-rsid="05db2356" style:font-size-asian="12pt" style:font-name-complex="David CLM" style:font-size-complex="12pt"/>
    </style:style>
    <style:style style:name="P10" style:family="paragraph" style:parent-style-name="Default">
      <style:paragraph-properties fo:margin-top="0in" fo:margin-bottom="0in" loext:contextual-spacing="false" style:line-height-at-least="0.139in" fo:text-align="start" style:justify-single-word="false" style:writing-mode="lr-tb"/>
      <style:text-properties style:font-name="David CLM" fo:font-size="12pt" officeooo:rsid="04c84b90" officeooo:paragraph-rsid="05db2356" style:font-size-asian="12pt" style:font-name-complex="David CLM" style:font-size-complex="12pt"/>
    </style:style>
    <style:style style:name="P11"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paragraph-rsid="05e45cd6" style:font-size-asian="12pt" style:font-name-complex="David CLM" style:font-size-complex="12pt"/>
    </style:style>
    <style:style style:name="P12" style:family="paragraph" style:parent-style-name="Default">
      <style:paragraph-properties fo:margin-top="0in" fo:margin-bottom="0in" loext:contextual-spacing="false" style:line-height-at-least="0.139in" fo:text-align="start" style:justify-single-word="false" style:writing-mode="lr-tb"/>
      <style:text-properties style:font-name="Courier New" fo:font-size="12pt" officeooo:rsid="04c84b90" officeooo:paragraph-rsid="05f5ab5e" style:font-size-asian="12pt" style:font-name-complex="David CLM" style:font-size-complex="12pt"/>
    </style:style>
    <style:style style:name="P13"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b2356" style:font-size-asian="12pt" style:font-name-complex="David CLM" style:font-size-complex="12pt"/>
    </style:style>
    <style:style style:name="P14"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db2356" officeooo:paragraph-rsid="05dc739d" style:font-size-asian="12pt" style:font-name-complex="David CLM" style:font-size-complex="12pt"/>
    </style:style>
    <style:style style:name="P15"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45cd6" officeooo:paragraph-rsid="05e45cd6" style:font-size-asian="12pt" style:font-name-complex="David CLM" style:font-size-complex="12pt"/>
    </style:style>
    <style:style style:name="P16" style:family="paragraph" style:parent-style-name="Default">
      <style:paragraph-properties fo:margin-top="0in" fo:margin-bottom="0in" loext:contextual-spacing="false" style:line-height-at-least="0.139in" fo:text-align="end" style:justify-single-word="false" style:writing-mode="rl-tb"/>
      <style:text-properties style:font-name="David CLM" fo:font-size="12pt" officeooo:rsid="05e69164" officeooo:paragraph-rsid="05e69164" style:font-size-asian="12pt" style:font-name-complex="David CLM" style:font-size-complex="12pt"/>
    </style:style>
    <style:style style:name="P17"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b2356" style:font-size-asian="12pt" style:font-style-asian="italic" style:font-weight-asian="normal" style:font-name-complex="David CLM" style:font-size-complex="12pt"/>
    </style:style>
    <style:style style:name="P18"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e69164" officeooo:paragraph-rsid="05e69164" style:font-size-asian="12pt" style:font-style-asian="italic" style:font-weight-asian="normal" style:font-name-complex="David CLM" style:font-size-complex="12pt"/>
    </style:style>
    <style:style style:name="P1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346a7" officeooo:paragraph-rsid="05f346a7" style:font-size-asian="12pt" style:font-style-asian="italic" style:font-weight-asian="normal" style:font-name-complex="David CLM" style:font-size-complex="12pt"/>
    </style:style>
    <style:style style:name="P20"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69b24" officeooo:paragraph-rsid="05f69b24" style:font-size-asian="12pt" style:font-style-asian="italic" style:font-weight-asian="normal" style:font-name-complex="David CLM" style:font-size-complex="12pt"/>
    </style:style>
    <style:style style:name="P2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5ffeee6" style:font-size-asian="12pt" style:font-style-asian="italic" style:font-weight-asian="normal" style:font-name-complex="David CLM" style:font-size-complex="12pt"/>
    </style:style>
    <style:style style:name="P22"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600d43e" style:font-size-asian="12pt" style:font-style-asian="italic" style:font-weight-asian="normal" style:font-name-complex="David CLM" style:font-size-complex="12pt"/>
    </style:style>
    <style:style style:name="P23" style:family="paragraph" style:parent-style-name="Heading_20_2">
      <style:paragraph-properties fo:margin-top="0in" fo:margin-bottom="0in" loext:contextual-spacing="false" fo:line-height="100%" fo:text-align="end" style:justify-single-word="false" style:writing-mode="rl-tb"/>
      <style:text-properties style:font-name="David CLM" officeooo:rsid="05735d0c" officeooo:paragraph-rsid="05ef6ec2" style:font-name-complex="David CLM"/>
    </style:style>
    <style:style style:name="P24" style:family="paragraph" style:parent-style-name="Text_20_body">
      <style:paragraph-properties fo:margin-top="0in" fo:margin-bottom="0in" loext:contextual-spacing="false"/>
      <style:text-properties officeooo:rsid="05ef6ec2" officeooo:paragraph-rsid="05ef6ec2"/>
    </style:style>
    <style:style style:name="P25" style:family="paragraph" style:parent-style-name="Text_20_body">
      <style:paragraph-properties fo:margin-top="0in" fo:margin-bottom="0in" loext:contextual-spacing="false"/>
      <style:text-properties fo:font-weight="bold" officeooo:rsid="05ef6ec2" officeooo:paragraph-rsid="05ef6ec2" style:font-weight-asian="bold" style:font-weight-complex="bold"/>
    </style:style>
    <style:style style:name="P26" style:family="paragraph" style:parent-style-name="Text_20_body">
      <style:paragraph-properties fo:text-align="end" style:justify-single-word="false" style:writing-mode="rl-tb"/>
      <style:text-properties style:font-name="David CLM" officeooo:rsid="0596ca4a" officeooo:paragraph-rsid="05d818a9" style:font-name-complex="David CLM"/>
    </style:style>
    <style:style style:name="P27" style:family="paragraph" style:parent-style-name="Text_20_body">
      <style:paragraph-properties fo:text-align="end" style:justify-single-word="false" style:writing-mode="rl-tb"/>
      <style:text-properties style:font-name="David CLM" officeooo:rsid="0596ca4a" officeooo:paragraph-rsid="05fd2629" style:font-name-complex="David CLM"/>
    </style:style>
    <style:style style:name="P28" style:family="paragraph" style:parent-style-name="Text_20_body">
      <style:paragraph-properties fo:text-align="end" style:justify-single-word="false" style:writing-mode="rl-tb"/>
      <style:text-properties style:font-name="David CLM" officeooo:rsid="059e518c" officeooo:paragraph-rsid="05dac12a" style:font-name-complex="David CLM"/>
    </style:style>
    <style:style style:name="P29" style:family="paragraph" style:parent-style-name="Text_20_body">
      <style:paragraph-properties fo:text-align="end" style:justify-single-word="false" style:writing-mode="rl-tb"/>
      <style:text-properties officeooo:rsid="05e45cd6" officeooo:paragraph-rsid="05e10b7a"/>
    </style:style>
    <style:style style:name="P30" style:family="paragraph" style:parent-style-name="Table_20_Contents">
      <style:paragraph-properties fo:text-align="center" style:justify-single-word="false" style:writing-mode="rl-tb"/>
      <style:text-properties style:font-name="David CLM" fo:font-weight="bold" officeooo:rsid="059c86c4" officeooo:paragraph-rsid="05dac12a" style:font-weight-asian="bold" style:font-name-complex="David CLM" style:font-weight-complex="bold"/>
    </style:style>
    <style:style style:name="P31" style:family="paragraph" style:parent-style-name="Table_20_Contents">
      <style:paragraph-properties style:writing-mode="rl-tb"/>
      <style:text-properties style:font-name="David CLM" fo:font-weight="bold" officeooo:rsid="05a316ce" officeooo:paragraph-rsid="05dac12a" style:font-weight-asian="bold" style:font-name-complex="David CLM" style:font-weight-complex="bold"/>
    </style:style>
    <style:style style:name="P32" style:family="paragraph" style:parent-style-name="Table_20_Contents">
      <style:paragraph-properties style:writing-mode="rl-tb"/>
      <style:text-properties style:font-name="David CLM" officeooo:paragraph-rsid="05dac12a" style:font-name-complex="David CLM"/>
    </style:style>
    <style:style style:name="P33" style:family="paragraph" style:parent-style-name="Table_20_Contents">
      <style:paragraph-properties fo:text-align="center" style:justify-single-word="false" style:writing-mode="rl-tb"/>
      <style:text-properties style:font-name="David CLM" fo:font-size="14pt" officeooo:rsid="059dc5f2" officeooo:paragraph-rsid="05dac12a" style:font-size-asian="14pt" style:font-name-complex="David CLM" style:font-size-complex="14pt"/>
    </style:style>
    <style:style style:name="P34" style:family="paragraph" style:parent-style-name="Heading_20_2">
      <style:paragraph-properties fo:line-height="100%"/>
      <style:text-properties style:font-name="David CLM" officeooo:rsid="05735d0c" officeooo:paragraph-rsid="05db2356" style:font-name-complex="David CLM"/>
    </style:style>
    <style:style style:name="P35" style:family="paragraph" style:parent-style-name="Heading_20_2">
      <style:paragraph-properties fo:line-height="100%"/>
      <style:text-properties style:font-name="David CLM" officeooo:rsid="05735d0c" officeooo:paragraph-rsid="05dfc5bd" style:font-name-complex="David CLM"/>
    </style:style>
    <style:style style:name="P36" style:family="paragraph" style:parent-style-name="Heading_20_2">
      <style:text-properties style:font-name="David CLM" officeooo:rsid="05735d0c" officeooo:paragraph-rsid="05dac12a" style:font-name-complex="David CLM"/>
    </style:style>
    <style:style style:name="P37" style:family="paragraph" style:parent-style-name="Heading_20_2">
      <style:text-properties style:font-name="David CLM" officeooo:rsid="05735d0c" officeooo:paragraph-rsid="0596ca4a" style:font-name-complex="David CLM"/>
    </style:style>
    <style:style style:name="P38" style:family="paragraph" style:parent-style-name="Table_20_Contents">
      <style:paragraph-properties fo:text-align="center" style:justify-single-word="false"/>
      <style:text-properties style:font-name="David CLM" fo:font-size="14pt" officeooo:rsid="059dc5f2" officeooo:paragraph-rsid="05dac12a" style:font-size-asian="14pt" style:font-name-complex="David CLM" style:font-size-complex="14pt"/>
    </style:style>
    <style:style style:name="P39" style:family="paragraph" style:parent-style-name="Table_20_Contents">
      <style:text-properties style:font-name="David CLM" fo:font-weight="bold" officeooo:rsid="05a316ce" officeooo:paragraph-rsid="05dac12a" style:font-weight-asian="bold" style:font-name-complex="David CLM" style:font-weight-complex="bold"/>
    </style:style>
    <style:style style:name="P40" style:family="paragraph" style:parent-style-name="Text_20_body">
      <style:paragraph-properties fo:text-align="start" style:justify-single-word="false" style:writing-mode="lr-tb"/>
    </style:style>
    <style:style style:name="P41" style:family="paragraph" style:parent-style-name="Heading_20_1">
      <style:paragraph-properties fo:line-height="100%"/>
      <style:text-properties style:font-name="David CLM" officeooo:rsid="05226f8d" officeooo:paragraph-rsid="04af6545" style:font-name-complex="David CLM"/>
    </style:style>
    <style:style style:name="P42"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dc739d" officeooo:paragraph-rsid="05dc739d" style:font-size-asian="12pt" style:font-style-asian="italic" style:font-weight-asian="normal" style:font-name-complex="David CLM" style:font-size-complex="12pt"/>
    </style:style>
    <style:style style:name="P43"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fo:font-style="italic" fo:font-weight="normal" officeooo:rsid="05ffeee6" officeooo:paragraph-rsid="0600d43e" style:font-size-asian="12pt" style:font-style-asian="italic" style:font-weight-asian="normal" style:font-name-complex="David CLM" style:font-size-complex="12pt" style:font-weight-complex="normal"/>
    </style:style>
    <style:style style:name="P44" style:family="paragraph" style:parent-style-name="Default" style:list-style-name="L1">
      <style:paragraph-properties fo:margin-top="0in" fo:margin-bottom="0in" loext:contextual-spacing="false" style:line-height-at-least="0.139in" fo:text-align="end" style:justify-single-word="false" style:writing-mode="rl-tb"/>
      <style:text-properties style:use-window-font-color="true" style:font-name="David CLM" fo:font-size="12pt" officeooo:rsid="05ef6ec2" officeooo:paragraph-rsid="05ef6ec2" style:font-size-asian="12pt" style:font-name-complex="David CLM" style:font-size-complex="12pt"/>
    </style:style>
    <style:style style:name="P45"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paragraph-rsid="05ef6ec2" style:font-name-complex="David CLM"/>
    </style:style>
    <style:style style:name="P46" style:family="paragraph" style:parent-style-name="Default" style:list-style-name="L1">
      <style:paragraph-properties fo:margin-top="0in" fo:margin-bottom="0in" loext:contextual-spacing="false" style:line-height-at-least="0.139in" fo:text-align="end" style:justify-single-word="false" style:writing-mode="rl-tb"/>
      <style:text-properties style:font-name="David CLM" officeooo:rsid="05ef6ec2" officeooo:paragraph-rsid="05ef6ec2" style:font-name-complex="David CLM"/>
    </style:style>
    <style:style style:name="T1" style:family="text">
      <style:text-properties officeooo:rsid="05d818a9"/>
    </style:style>
    <style:style style:name="T2" style:family="text">
      <style:text-properties officeooo:rsid="05a316ce"/>
    </style:style>
    <style:style style:name="T3" style:family="text">
      <style:text-properties officeooo:rsid="05a531e6"/>
    </style:style>
    <style:style style:name="T4" style:family="text">
      <style:text-properties officeooo:rsid="05a28d3e"/>
    </style:style>
    <style:style style:name="T5" style:family="text">
      <style:text-properties officeooo:rsid="05db2356"/>
    </style:style>
    <style:style style:name="T6" style:family="text">
      <style:text-properties style:use-window-font-color="true" fo:font-style="italic" fo:font-weight="normal" style:font-style-asian="italic" style:font-weight-asian="normal"/>
    </style:style>
    <style:style style:name="T7" style:family="text">
      <style:text-properties style:use-window-font-color="true" fo:font-style="italic" fo:font-weight="normal" officeooo:rsid="04c84b90" style:font-style-asian="italic" style:font-weight-asian="normal"/>
    </style:style>
    <style:style style:name="T8" style:family="text">
      <style:text-properties style:use-window-font-color="true" fo:font-style="italic" fo:font-weight="normal" officeooo:rsid="04cf74ae" style:font-style-asian="italic" style:font-weight-asian="normal"/>
    </style:style>
    <style:style style:name="T9" style:family="text">
      <style:text-properties style:use-window-font-color="true" fo:font-style="italic" fo:font-weight="normal" officeooo:rsid="05db2356" style:font-style-asian="italic" style:font-weight-asian="normal"/>
    </style:style>
    <style:style style:name="T10" style:family="text">
      <style:text-properties style:use-window-font-color="true" fo:font-style="italic" fo:font-weight="normal" officeooo:rsid="05dc739d" style:font-style-asian="italic" style:font-weight-asian="normal"/>
    </style:style>
    <style:style style:name="T11" style:family="text">
      <style:text-properties style:use-window-font-color="true" fo:font-style="italic" fo:font-weight="normal" officeooo:rsid="05de20ca" style:font-style-asian="italic" style:font-weight-asian="normal"/>
    </style:style>
    <style:style style:name="T12" style:family="text">
      <style:text-properties style:use-window-font-color="true" fo:font-style="italic" fo:font-weight="normal" officeooo:rsid="05e26ef8" style:font-style-asian="italic" style:font-weight-asian="normal"/>
    </style:style>
    <style:style style:name="T13" style:family="text">
      <style:text-properties style:use-window-font-color="true" fo:font-style="italic" fo:font-weight="normal" officeooo:rsid="05e45cd6" style:font-style-asian="italic" style:font-weight-asian="normal"/>
    </style:style>
    <style:style style:name="T14" style:family="text">
      <style:text-properties style:use-window-font-color="true" fo:font-style="italic" fo:font-weight="normal" officeooo:rsid="05e5e974" style:font-style-asian="italic" style:font-weight-asian="normal"/>
    </style:style>
    <style:style style:name="T15" style:family="text">
      <style:text-properties style:use-window-font-color="true" fo:font-style="italic" fo:font-weight="normal" officeooo:rsid="05e68b71" style:font-style-asian="italic" style:font-weight-asian="normal"/>
    </style:style>
    <style:style style:name="T16" style:family="text">
      <style:text-properties style:use-window-font-color="true" fo:font-style="italic" fo:font-weight="normal" officeooo:rsid="05e69164" style:font-style-asian="italic" style:font-weight-asian="normal"/>
    </style:style>
    <style:style style:name="T17" style:family="text">
      <style:text-properties style:use-window-font-color="true" fo:font-style="italic" fo:font-weight="normal" officeooo:rsid="05e9227a" style:font-style-asian="italic" style:font-weight-asian="normal"/>
    </style:style>
    <style:style style:name="T18" style:family="text">
      <style:text-properties style:use-window-font-color="true" fo:font-style="italic" fo:font-weight="normal" officeooo:rsid="05e5e974" style:font-name-asian="David CLM1" style:font-style-asian="italic" style:font-weight-asian="normal" style:font-name-complex="David CLM1"/>
    </style:style>
    <style:style style:name="T19" style:family="text">
      <style:text-properties style:use-window-font-color="true" style:text-position="sub 58%" fo:font-style="italic" fo:font-weight="normal" style:font-style-asian="italic" style:font-weight-asian="normal"/>
    </style:style>
    <style:style style:name="T20" style:family="text">
      <style:text-properties style:use-window-font-color="true" style:text-position="sub 58%" fo:font-style="italic" fo:font-weight="normal" officeooo:rsid="04c84b90" style:font-style-asian="italic" style:font-weight-asian="normal"/>
    </style:style>
    <style:style style:name="T21" style:family="text">
      <style:text-properties style:use-window-font-color="true" style:text-position="sub 58%" fo:font-style="italic" fo:font-weight="normal" officeooo:rsid="05e45cd6" style:font-style-asian="italic" style:font-weight-asian="normal"/>
    </style:style>
    <style:style style:name="T22" style:family="text">
      <style:text-properties style:use-window-font-color="true" style:text-position="super 58%" fo:font-style="italic" fo:font-weight="normal" officeooo:rsid="05db2356" style:font-style-asian="italic" style:font-weight-asian="normal"/>
    </style:style>
    <style:style style:name="T23" style:family="text">
      <style:text-properties style:use-window-font-color="true" fo:font-size="12pt" style:font-size-asian="12pt" style:font-size-complex="12pt"/>
    </style:style>
    <style:style style:name="T24" style:family="text">
      <style:text-properties style:use-window-font-color="true" fo:font-size="12pt" officeooo:rsid="04a9e17c" style:font-size-asian="12pt" style:font-size-complex="12pt"/>
    </style:style>
    <style:style style:name="T25" style:family="text">
      <style:text-properties style:use-window-font-color="true" fo:font-size="12pt" officeooo:rsid="037549be" style:font-size-asian="12pt" style:font-size-complex="12pt"/>
    </style:style>
    <style:style style:name="T26" style:family="text">
      <style:text-properties style:use-window-font-color="true" fo:font-size="12pt" fo:font-weight="bold" style:font-size-asian="12pt" style:font-weight-asian="bold" style:font-size-complex="12pt" style:font-weight-complex="bold"/>
    </style:style>
    <style:style style:name="T27" style:family="text">
      <style:text-properties style:use-window-font-color="true" fo:font-size="12pt" fo:font-weight="bold" officeooo:rsid="05ef6ec2" style:font-size-asian="12pt" style:font-weight-asian="bold" style:font-size-complex="12pt" style:font-weight-complex="bold"/>
    </style:style>
    <style:style style:name="T28" style:family="text">
      <style:text-properties style:use-window-font-color="true" fo:font-size="12pt" fo:font-weight="normal" style:font-size-asian="12pt" style:font-weight-asian="normal" style:font-size-complex="12pt" style:font-weight-complex="normal"/>
    </style:style>
    <style:style style:name="T29" style:family="text">
      <style:text-properties style:use-window-font-color="true" fo:font-size="12pt" fo:font-style="italic" officeooo:rsid="05ef6ec2" style:font-size-asian="12pt" style:font-style-asian="italic" style:font-size-complex="12pt" style:font-style-complex="italic"/>
    </style:style>
    <style:style style:name="T30" style:family="text">
      <style:text-properties officeooo:rsid="05ef5dbd"/>
    </style:style>
    <style:style style:name="T31" style:family="text">
      <style:text-properties officeooo:rsid="05ef6ec2"/>
    </style:style>
    <style:style style:name="T32" style:family="text">
      <style:text-properties fo:font-weight="bold" style:font-weight-asian="bold" style:font-weight-complex="bold"/>
    </style:style>
    <style:style style:name="T33" style:family="text">
      <style:text-properties officeooo:rsid="05f2192d"/>
    </style:style>
    <style:style style:name="T34" style:family="text">
      <style:text-properties officeooo:rsid="05f25fb7"/>
    </style:style>
    <style:style style:name="T35" style:family="text">
      <style:text-properties officeooo:rsid="05f95ff9"/>
    </style:style>
    <style:style style:name="T36" style:family="text">
      <style:text-properties officeooo:rsid="05fb4f01"/>
    </style:style>
    <style:style style:name="T37" style:family="text">
      <style:text-properties style:font-weight-complex="normal"/>
    </style:style>
    <style:style style:name="T38" style:family="text">
      <style:text-properties officeooo:rsid="06050ada" style:font-weight-complex="normal"/>
    </style:style>
    <style:style style:name="T39" style:family="text">
      <style:text-properties officeooo:rsid="0602fda7"/>
    </style:style>
    <style:style style:name="T40" style:family="text">
      <style:text-properties officeooo:rsid="06045ba3"/>
    </style:style>
    <style:style style:name="T41" style:family="text">
      <style:text-properties officeooo:rsid="0606981d"/>
    </style:style>
    <style:style style:name="T42" style:family="text">
      <style:text-properties officeooo:rsid="0607e82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מטלה - חלוקה יעילה</text:h>
      <text:p text:style-name="P3">יש לענות על שאלה אחת לבחירתכם.</text:p>
      <text:p text:style-name="P34">שאלה <text:span text:style-name="T5">1: מיקסום סכום של פונקציה עולה</text:span></text:p>
      <text:p text:style-name="P4">נניח שאנחנו מחלקים "עוגה", המייצגת אוסף של משאבים, בעזרת בעיית האופטימיזציה הבאה:</text:p>
      <text:p text:style-name="P9"><text:span text:style-name="T7">Maximize <text:s text:c="2"/></text:span><text:span text:style-name="T8">(</text:span><text:span text:style-name="T7">V</text:span><text:span text:style-name="T20">1</text:span><text:span text:style-name="T7">(X</text:span><text:span text:style-name="T20">1</text:span><text:span text:style-name="T7">)</text:span><text:span text:style-name="T8">)</text:span><text:span text:style-name="T9"> </text:span><text:span text:style-name="T22">0.6</text:span><text:span text:style-name="T9"> <text:s/></text:span><text:span text:style-name="T7">+ </text:span><text:span text:style-name="T9"><text:s/></text:span><text:span text:style-name="T12">(</text:span><text:span text:style-name="T7">V</text:span><text:span text:style-name="T20">2</text:span><text:span text:style-name="T7">(X</text:span><text:span text:style-name="T20">2</text:span><text:span text:style-name="T7">)</text:span><text:span text:style-name="T12">)</text:span><text:span text:style-name="T11"> </text:span><text:span text:style-name="T22">0.6</text:span></text:p>
      <text:p text:style-name="P10"><text:span text:style-name="T6">such that <text:s text:c="2"/>(X</text:span><text:span text:style-name="T19">1</text:span><text:span text:style-name="T6">,X</text:span><text:span text:style-name="T19">2</text:span><text:span text:style-name="T6">) is a partition</text:span></text:p>
      <text:p text:style-name="P19">(מציאת מקסימום של הסכום של הערכים בחזקת 0.6).</text:p>
      <text:p text:style-name="P13"><text:span text:style-name="T6">א. תנו דוגמה לבעיית-חלוקה שבה הפתרון הוא יעיל-פארטו וגם הוגן (ללא קנאה).</text:span><text:span text:style-name="T10"> תארו את הבעיה בטבלה, תארו את הפתרון, והוכיחו שהפתרון הוגן.</text:span></text:p>
      <text:p text:style-name="P17"/>
      <text:p text:style-name="P14"><text:span text:style-name="T6">ב. תנו דוגמה לבעיית-חלוקה שבה הפתרון הוא יעיל-פארטו אבל לא הוגן (יש קנאה).</text:span><text:span text:style-name="T10"> תארו את הבעיה בטבלה, תארו את הפתרון, והוכיחו שהפתרון לא הוגן.</text:span></text:p>
      <text:p text:style-name="P42"/>
      <text:p text:style-name="P21"><text:span text:style-name="T32">פתרון</text:span>: <text:span text:style-name="T41">יערה אתי ושי. </text:span></text:p>
      <text:p text:style-name="P21"/>
      <text:p text:style-name="P36">שאלה <text:span text:style-name="T5">2: חישוב חלוקה הוגנת ויעילה</text:span></text:p>
      <text:p text:style-name="P5"><text:span text:style-name="T2">עמי תמי וצומי</text:span> <text:span text:style-name="T2">רוצים </text:span>להשתמש במחשב-העל המחלקתי לצורך ביצוע חישובים מורכבים. <text:span text:style-name="T3">הערך של עמי הוא: 1*כמות הדיסק שהוא מקבל ועוד 2*כמות המעבד שהוא מקבל ועוד 3*כמות הזיכרון שהוא מקבל. הערכים של תמי ושל צומי נקבעים באופן דומה רק עם מספרים שונים, בהתאם לטבלה הבאה:</text:span></text:p>
      <table:table table:name="Table1" table:style-name="Table1">
        <table:table-column table:style-name="Table1.A" table:number-columns-repeated="3"/>
        <table:table-column table:style-name="Table1.D"/>
        <table:table-row>
          <table:table-cell table:style-name="Table1.A1" office:value-type="string">
            <text:p text:style-name="P30">דיסק</text:p>
          </table:table-cell>
          <table:table-cell table:style-name="Table1.A1" office:value-type="string">
            <text:p text:style-name="P30">מעבד</text:p>
          </table:table-cell>
          <table:table-cell table:style-name="Table1.A1" office:value-type="string">
            <text:p text:style-name="P30">זיכרון</text:p>
          </table:table-cell>
          <table:table-cell table:style-name="Table1.D1" office:value-type="string">
            <text:p text:style-name="P32"/>
          </table:table-cell>
        </table:table-row>
        <table:table-row>
          <table:table-cell table:style-name="Table1.A2" office:value-type="string">
            <text:p text:style-name="P33">1</text:p>
          </table:table-cell>
          <table:table-cell table:style-name="Table1.A2" office:value-type="string">
            <text:p text:style-name="P33">2</text:p>
          </table:table-cell>
          <table:table-cell table:style-name="Table1.A2" office:value-type="string">
            <text:p text:style-name="P33">3</text:p>
          </table:table-cell>
          <table:table-cell table:style-name="Table1.D2" office:value-type="string">
            <text:p text:style-name="P31">עמי</text:p>
          </table:table-cell>
        </table:table-row>
        <table:table-row>
          <table:table-cell table:style-name="Table1.A2" office:value-type="string">
            <text:p text:style-name="P33">4</text:p>
          </table:table-cell>
          <table:table-cell table:style-name="Table1.A2" office:value-type="string">
            <text:p text:style-name="P33">5</text:p>
          </table:table-cell>
          <table:table-cell table:style-name="Table1.A2" office:value-type="string">
            <text:p text:style-name="P33">6</text:p>
          </table:table-cell>
          <table:table-cell table:style-name="Table1.D2" office:value-type="string">
            <text:p text:style-name="P31">תמי</text:p>
          </table:table-cell>
        </table:table-row>
        <table:table-row>
          <table:table-cell table:style-name="Table1.A2" office:value-type="string">
            <text:p text:style-name="P38">7</text:p>
          </table:table-cell>
          <table:table-cell table:style-name="Table1.A2" office:value-type="string">
            <text:p text:style-name="P38">8</text:p>
          </table:table-cell>
          <table:table-cell table:style-name="Table1.A2" office:value-type="string">
            <text:p text:style-name="P38">9</text:p>
          </table:table-cell>
          <table:table-cell table:style-name="Table1.D2" office:value-type="string">
            <text:p text:style-name="P39">צומי</text:p>
          </table:table-cell>
        </table:table-row>
      </table:table>
      <text:p text:style-name="P28">כיתבו <text:span text:style-name="T4">פקודה בשפת Mathematica (או בשפה אחרת לבחירתכם) המוצאת חלוקה יעילה-פארטו וללא קנאה של משאבי המיחשוב. </text:span></text:p>
      <text:p text:style-name="P22"><text:span text:style-name="T32">פתרון</text:span>: <text:span text:style-name="T40">ראובן ואביתר.</text:span></text:p>
      <text:p text:style-name="P22"/>
      <text:p text:style-name="P22"/>
      <text:p text:style-name="P23">שאלה <text:span text:style-name="T31">3: יעילות-פארטו חלשה וחזקה</text:span></text:p>
      <text:p text:style-name="P25"/>
      <text:p text:style-name="P24"><text:span text:style-name="T32">הגדרות</text:span>: </text:p>
      <text:list xml:id="list969181748" text:style-name="L1">
        <text:list-item>
          <text:p text:style-name="P45"><text:span text:style-name="T24">מצב </text:span><text:span text:style-name="T23">א נקרא </text:span><text:span text:style-name="T26">שיפור פארטו</text:span><text:span text:style-name="T27"> חזק </text:span><text:span text:style-name="T23">של </text:span><text:span text:style-name="T24">מצב </text:span><text:span text:style-name="T23">ב, אם </text:span><text:span text:style-name="T24">מצב </text:span><text:span text:style-name="T25">א </text:span><text:span text:style-name="T23">טוב יותר </text:span><text:span text:style-name="T29">לכל </text:span><text:span text:style-name="T23">המשתתפים.</text:span></text:p>
        </text:list-item>
        <text:list-item>
          <text:p text:style-name="P46"><text:span text:style-name="T24">מצב </text:span><text:span text:style-name="T23">נקרא </text:span><text:span text:style-name="T26">יעיל פארטו חלש</text:span><text:span text:style-name="T28"> </text:span><text:span text:style-name="T23">אם לא קיי</text:span><text:span text:style-name="T24">ם</text:span><text:span text:style-name="T23"> </text:span><text:span text:style-name="T24">מצב אחר שהוא </text:span><text:span text:style-name="T23">שיפור-פארטו-חזק של</text:span><text:span text:style-name="T24">ו</text:span><text:span text:style-name="T23">.</text:span></text:p>
          <text:p text:style-name="P44"/>
        </text:list-item>
      </text:list>
      <text:p text:style-name="P7">א. תנו דוגמה לחלוק<text:span text:style-name="T35">ה</text:span> שהיא יעילה-פארטו-חלש אבל לא יעילה-פארטו.</text:p>
      <text:p text:style-name="P7">ב. הוכיחו שכל חלוקה יעילה-פארטו היא גם יעילה-פארטו-חלש.</text:p>
      <text:p text:style-name="P7">ג. הוכיחו, שאם <text:span text:style-name="T33">פונקציות הערך של </text:span>כל השחקנים <text:span text:style-name="T33">הן חיוביות ממש בכל נקודה ונקודה בעוגה, </text:span>אז כל חלוקה יעילה-פארטו-חלש היא גם יעילה-פארטו.</text:p>
      <text:p text:style-name="P8">ד. הוכיחו, שאם לכל השחקנים ישנה אותה פונקציית-ערך, אז כל <text:span text:style-name="T34">החלוקות הן יעילות-</text:span>פארטו<text:span text:style-name="T34">.</text:span></text:p>
      <text:p text:style-name="P22"><text:span text:style-name="T32">פתרון</text:span>: <text:span text:style-name="T42">עמנואל.</text:span></text:p>
      <text:p text:style-name="P22"/>
      <text:p text:style-name="P35">שאלה <text:span text:style-name="T31">4: מיקסום סכום הערכים תחת אילוצי הגינות</text:span></text:p>
      <text:p text:style-name="P29">נתונה הבעיה:</text:p>
      <text:p text:style-name="P11"><text:span text:style-name="T7">Maximize <text:s text:c="2"/>V</text:span><text:span text:style-name="T20">1</text:span><text:span text:style-name="T7">(X</text:span><text:span text:style-name="T20">1</text:span><text:span text:style-name="T7">)</text:span><text:span text:style-name="T9"> <text:s/></text:span><text:span text:style-name="T7">+ </text:span><text:span text:style-name="T9"><text:s/></text:span><text:span text:style-name="T7">V</text:span><text:span text:style-name="T20">2</text:span><text:span text:style-name="T7">(X</text:span><text:span text:style-name="T20">2</text:span><text:span text:style-name="T7">)</text:span></text:p>
      <text:p text:style-name="P12"><text:span text:style-name="T6">such that <text:s/>(X</text:span><text:span text:style-name="T19">1</text:span><text:span text:style-name="T6">,X</text:span><text:span text:style-name="T19">2</text:span><text:span text:style-name="T6">) is a partition</text:span><text:span text:style-name="T13"> </text:span><text:span text:style-name="T17"><text:s/></text:span></text:p>
      <text:p text:style-name="P12"><text:span text:style-name="T17"><text:s text:c="5"/></text:span><text:span text:style-name="T13">and <text:s/></text:span><text:span text:style-name="T17"><text:s/></text:span><text:span text:style-name="T6">V</text:span><text:span text:style-name="T19">1</text:span><text:span text:style-name="T6">(X</text:span><text:span text:style-name="T19">1</text:span><text:span text:style-name="T6">)</text:span><text:span text:style-name="T13"> </text:span><text:span text:style-name="T18">≥</text:span><text:span text:style-name="T13"> </text:span><text:span text:style-name="T15">1/2</text:span><text:span text:style-name="T13"> </text:span><text:span text:style-name="T17"><text:s/></text:span><text:span text:style-name="T13">and </text:span><text:span text:style-name="T17"><text:s/></text:span><text:span text:style-name="T6">V</text:span><text:span text:style-name="T21">2</text:span><text:span text:style-name="T6">(X</text:span><text:span text:style-name="T21">2</text:span><text:span text:style-name="T6">)</text:span><text:span text:style-name="T14"> </text:span><text:span text:style-name="T18">≥</text:span><text:span text:style-name="T13"> </text:span><text:span text:style-name="T15">1/2</text:span></text:p>
      <text:p text:style-name="P15"><text:span text:style-name="T6">א. הוכיחו </text:span><text:span text:style-name="T16">שהפתרון לבעיה הוא </text:span><text:span text:style-name="T6">תמיד </text:span><text:span text:style-name="T15">חלוקה פרופורציונלית.</text:span></text:p>
      <text:p text:style-name="P16"><text:span text:style-name="T15">ב</text:span><text:span text:style-name="T6">. הוכיחו שהפתרון לבעיה הוא תמיד חלוקה יעילה-פארטו.</text:span></text:p>
      <text:p text:style-name="P18">ג. הוכיחו שהפתרון לבעיה הוא תמיד חלוקה ללא-קנאה.</text:p>
      <text:p text:style-name="P20"/>
      <text:p text:style-name="P22"><text:span text:style-name="T32">פתרון</text:span><text:span text:style-name="T37">: </text:span><text:span text:style-name="T38">סעיפים א,ג: דניאל ואיתן.</text:span></text:p>
      <text:p text:style-name="P43"/>
      <text:p text:style-name="P37">שאלה <text:span text:style-name="T30">5: תיכנות - יעילות פארטו</text:span></text:p>
      <text:p text:style-name="P6">מטרת האלגוריתם היא לבדוק האם בחירה מסויימת היא יעילה פארטו. ישנם כמה שחקנים הצריכים לבחור באפשרות אחת מתוך כמה אפשרויות. כל שחקן מייחס ערך מסויים לכל אחת מהאפשרויות, לפי המחלקה הבאה:</text:p>
      <text:p text:style-name="P40">class Agent {</text:p>
      <text:p text:style-name="P40"><text:tab/>double value(int option); <text:s/></text:p>
      <text:p text:style-name="P40"><text:s text:c="11"/>// INPUT: <text:s text:c="2"/>the index of an option.</text:p>
      <text:p text:style-name="P40"><text:s text:c="11"/>// OUTPUT: <text:s/>the value of the option to the agent.</text:p>
      <text:p text:style-name="P40">}</text:p>
      <text:p text:style-name="P27">א. כיתבו <text:span text:style-name="T1">אלגוריתם המקבל מערך של שחקנים ושתי אפשרויות (כל אפשרות מיוצגת ע"י מספר שלם), ובודק האם אפשרות 1 היא שיפור פארטו של אפשרות 2:</text:span></text:p>
      <text:p text:style-name="P40">bool isParetoImprovement(Agent[] agents, int option1, int option2)</text:p>
      <text:p text:style-name="P26"><text:span text:style-name="T1">ב</text:span>. כיתבו <text:span text:style-name="T1">אלגוריתם המקבל מערך של שחקנים, אפשרות, ומערך של כל האפשרויות, ובודק האם האפשרות הנתונה יעילה פארטו:</text:span></text:p>
      <text:p text:style-name="P40">bool isParetoOptimal(Agent[] agents, int option, <text:span text:style-name="T36">int[] allOptions</text:span>)</text:p>
      <text:p text:style-name="P22"><text:span text:style-name="T32">פתרון</text:span>: <text:span text:style-name="T39">יואב.</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avid CLM1" svg:font-family="'David CLM'"/>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2"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2"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13T18:28:32.644904762</dc:date>
    <meta:editing-duration>P11DT13H52M41S</meta:editing-duration>
    <meta:editing-cycles>1375</meta:editing-cycles>
    <meta:document-statistic meta:table-count="1" meta:image-count="0" meta:object-count="0" meta:page-count="1" meta:paragraph-count="62" meta:word-count="459" meta:character-count="2640" meta:non-whitespace-character-count="2192"/>
  </office:meta>
</office:document-meta>
</file>